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50%"/>
      <style:text-properties officeooo:paragraph-rsid="00390ea0"/>
    </style:style>
    <style:style style:name="P2" style:family="paragraph" style:parent-style-name="Standard">
      <style:paragraph-properties fo:line-height="150%"/>
      <style:text-properties officeooo:paragraph-rsid="00337df6"/>
    </style:style>
    <style:style style:name="P3" style:family="paragraph" style:parent-style-name="Standard">
      <style:paragraph-properties fo:line-height="150%"/>
      <style:text-properties officeooo:paragraph-rsid="003c3d12"/>
    </style:style>
    <style:style style:name="P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e74e9" officeooo:paragraph-rsid="002f7320"/>
    </style:style>
    <style:style style:name="P6" style:family="paragraph" style:parent-style-name="Standard">
      <style:paragraph-properties fo:line-height="150%"/>
      <style:text-properties fo:color="#000000" loext:opacity="100%" style:font-name="Ubuntu" fo:font-size="14pt" officeooo:rsid="001d488d" officeooo:paragraph-rsid="0045b245" fo:background-color="transparent" style:font-size-asian="14pt" style:font-size-complex="14pt"/>
    </style:style>
    <style:style style:name="P7" style:family="paragraph" style:parent-style-name="Standard">
      <style:paragraph-properties fo:line-height="150%"/>
      <style:text-properties fo:color="#000000" loext:opacity="100%" style:font-name="Ubuntu" fo:font-size="14pt" officeooo:rsid="00278dec" officeooo:paragraph-rsid="0045b245" fo:background-color="transparent" style:font-size-asian="14pt" style:font-size-complex="14pt"/>
    </style:style>
    <style:style style:name="P8" style:family="paragraph" style:parent-style-name="Standard">
      <style:paragraph-properties fo:line-height="150%"/>
      <style:text-properties fo:color="#000000" loext:opacity="100%" style:font-name="Ubuntu" fo:font-size="14pt" fo:font-weight="bold" officeooo:rsid="002127bd" officeooo:paragraph-rsid="0045b245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fo:font-weight="bold" officeooo:rsid="00252859" officeooo:paragraph-rsid="003c3d12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Ubuntu" officeooo:rsid="003d11cf" officeooo:paragraph-rsid="003d11cf" fo:background-color="transparent"/>
    </style:style>
    <style:style style:name="P11" style:family="paragraph" style:parent-style-name="Text_20_body">
      <style:paragraph-properties fo:line-height="150%"/>
      <style:text-properties officeooo:paragraph-rsid="0032f142"/>
    </style:style>
    <style:style style:name="P12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90ea0" officeooo:paragraph-rsid="003ecf4f" fo:background-color="transparent" style:font-size-asian="14pt" style:font-size-complex="14pt"/>
    </style:style>
    <style:style style:name="P13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3fb140" fo:background-color="transparent" style:font-size-asian="14pt" style:font-size-complex="14pt"/>
    </style:style>
    <style:style style:name="P14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1664e" fo:background-color="transparent" style:font-size-asian="14pt" style:font-size-complex="14pt"/>
    </style:style>
    <style:style style:name="P15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390ea0" fo:background-color="transparent" style:font-size-asian="14pt" style:font-size-complex="14pt"/>
    </style:style>
    <style:style style:name="P16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011d6" officeooo:paragraph-rsid="003fb140" fo:background-color="transparent" style:font-size-asian="14pt" style:font-size-complex="14pt"/>
    </style:style>
    <style:style style:name="P17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011d6" officeooo:paragraph-rsid="0044fb5a" fo:background-color="transparent" style:font-size-asian="14pt" style:font-size-complex="14pt"/>
    </style:style>
    <style:style style:name="P18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19f9a" officeooo:paragraph-rsid="00390ea0" fo:background-color="transparent" style:font-size-asian="14pt" style:font-size-complex="14pt"/>
    </style:style>
    <style:style style:name="P19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19f9a" fo:background-color="transparent"/>
    </style:style>
    <style:style style:name="P20" style:family="paragraph" style:parent-style-name="Heading_20_3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90ea0" officeooo:paragraph-rsid="003ecf4f" fo:background-color="transparent" style:font-size-asian="14pt" style:font-size-complex="14pt"/>
    </style:style>
    <style:style style:name="P21" style:family="paragraph" style:parent-style-name="Heading_20_3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390ea0" fo:background-color="transparent" style:font-size-asian="14pt" style:font-size-complex="14pt"/>
    </style:style>
    <style:style style:name="P22" style:family="paragraph" style:parent-style-name="Heading_20_3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19f9a" fo:background-color="transparent"/>
    </style:style>
    <style:style style:name="P23" style:family="paragraph" style:parent-style-name="Heading_20_3">
      <style:paragraph-properties fo:line-height="150%"/>
      <style:text-properties fo:font-variant="normal" fo:text-transform="none" fo:color="#000000" loext:opacity="100%" style:font-name="Ubuntu" fo:font-size="14pt" fo:letter-spacing="normal" officeooo:paragraph-rsid="003fb140" fo:background-color="transparent" style:font-size-asian="14pt" style:font-size-complex="14pt"/>
    </style:style>
    <style:style style:name="P24" style:family="paragraph" style:parent-style-name="Heading_20_3">
      <style:paragraph-properties fo:line-height="150%"/>
      <style:text-properties fo:color="#000000" loext:opacity="100%" style:font-name="Ubuntu" fo:font-size="14pt" officeooo:rsid="00390ea0" officeooo:paragraph-rsid="003fb140" fo:background-color="transparent" style:font-size-asian="14pt" style:font-size-complex="14pt"/>
    </style:style>
    <style:style style:name="P25" style:family="paragraph" style:parent-style-name="Heading_20_3">
      <style:paragraph-properties fo:line-height="150%"/>
      <style:text-properties fo:color="#000000" loext:opacity="100%" style:font-name="Ubuntu" fo:font-size="14pt" officeooo:paragraph-rsid="003fb140" fo:background-color="transparent" style:font-size-asian="14pt" style:font-size-complex="14pt"/>
    </style:style>
    <style:style style:name="P26" style:family="paragraph" style:parent-style-name="Heading_20_3">
      <style:paragraph-properties fo:line-height="150%"/>
      <style:text-properties fo:color="#000000" loext:opacity="100%" style:font-name="Ubuntu" fo:font-size="14pt" officeooo:paragraph-rsid="00390ea0" fo:background-color="transparent" style:font-size-asian="14pt" style:font-size-complex="14pt"/>
    </style:style>
    <style:style style:name="P27" style:family="paragraph" style:parent-style-name="Heading_20_3">
      <style:paragraph-properties fo:line-height="150%"/>
      <style:text-properties fo:color="#000000" loext:opacity="100%" style:font-name="Ubuntu" officeooo:paragraph-rsid="00390ea0" fo:background-color="transparent"/>
    </style:style>
    <style:style style:name="P28" style:family="paragraph" style:parent-style-name="Heading_20_3">
      <style:paragraph-properties fo:line-height="150%"/>
      <style:text-properties style:font-name="Ubuntu" officeooo:paragraph-rsid="0044fb5a" fo:background-color="transparent"/>
    </style:style>
    <style:style style:name="P29" style:family="paragraph" style:parent-style-name="Heading_20_1">
      <style:paragraph-properties fo:line-height="150%" fo:text-align="center" style:justify-single-word="false"/>
      <style:text-properties fo:color="#000000" loext:opacity="100%" style:font-name="Ubuntu" fo:background-color="transparent"/>
    </style:style>
    <style:style style:name="P30" style:family="paragraph" style:parent-style-name="Heading_20_2">
      <style:paragraph-properties fo:line-height="150%" fo:text-align="center" style:justify-single-word="false"/>
      <style:text-properties fo:color="#000000" loext:opacity="100%" style:font-name="Ubuntu" fo:background-color="transparent"/>
    </style:style>
    <style:style style:name="P31" style:family="paragraph" style:parent-style-name="Heading_20_2">
      <style:paragraph-properties fo:line-height="150%" fo:text-align="center" style:justify-single-word="false"/>
      <style:text-properties fo:color="#000000" loext:opacity="100%" style:font-name="Ubuntu" officeooo:paragraph-rsid="0041664e" fo:background-color="transparent"/>
    </style:style>
    <style:style style:name="P32" style:family="paragraph" style:parent-style-name="Heading_20_2">
      <style:paragraph-properties fo:line-height="150%" fo:text-align="center" style:justify-single-word="false"/>
    </style:style>
    <style:style style:name="P33" style:family="paragraph" style:parent-style-name="Heading_20_2">
      <style:paragraph-properties fo:line-height="150%" fo:text-align="center" style:justify-single-word="false"/>
      <style:text-properties officeooo:paragraph-rsid="002f7320"/>
    </style:style>
    <style:style style:name="P34" style:family="paragraph" style:parent-style-name="Heading_20_2">
      <style:paragraph-properties fo:line-height="150%" fo:text-align="center" style:justify-single-word="false"/>
      <style:text-properties style:font-name="Ubuntu" fo:background-color="transparent"/>
    </style:style>
    <style:style style:name="P35" style:family="paragraph" style:parent-style-name="Heading_20_2">
      <style:paragraph-properties fo:line-height="150%" fo:text-align="center" style:justify-single-word="false"/>
      <style:text-properties style:font-name="Ubuntu" officeooo:paragraph-rsid="004296d8" fo:background-color="transparent"/>
    </style:style>
    <style:style style:name="P36" style:family="paragraph" style:parent-style-name="Heading_20_2">
      <style:paragraph-properties fo:line-height="150%" fo:text-align="center" style:justify-single-word="false"/>
      <style:text-properties style:font-name="Ubuntu" officeooo:paragraph-rsid="003d11cf" fo:background-color="transparent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officeooo:rsid="002d5561" officeooo:paragraph-rsid="002e74e9" fo:background-color="transparent" style:font-size-asian="14pt" style:font-size-complex="14pt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officeooo:rsid="001bfcf0" officeooo:paragraph-rsid="001c123b" fo:background-color="transparent" style:font-size-asian="14pt" style:font-size-complex="14pt"/>
    </style:style>
    <style:style style:name="P39" style:family="paragraph" style:parent-style-name="Standard">
      <style:paragraph-properties fo:line-height="150%"/>
      <style:text-properties fo:color="#000000" loext:opacity="100%" style:font-name="Ubuntu" fo:font-size="14pt" officeooo:rsid="001bfcf0" officeooo:paragraph-rsid="0045b245" fo:background-color="transparent" style:font-size-asian="14pt" style:font-size-complex="14pt"/>
    </style:style>
    <style:style style:name="P40" style:family="paragraph" style:parent-style-name="Standard">
      <style:paragraph-properties fo:line-height="150%"/>
      <style:text-properties fo:color="#000000" loext:opacity="100%" style:font-name="Ubuntu" fo:font-size="14pt" officeooo:rsid="001d20fb" officeooo:paragraph-rsid="001d488d" fo:background-color="transparent" style:font-size-asian="14pt" style:font-size-complex="14pt"/>
    </style:style>
    <style:style style:name="P41" style:family="paragraph" style:parent-style-name="Standard">
      <style:paragraph-properties fo:line-height="150%"/>
      <style:text-properties fo:color="#000000" loext:opacity="100%" style:font-name="Ubuntu" fo:font-size="14pt" officeooo:rsid="00236c63" officeooo:paragraph-rsid="0024e8f0" fo:background-color="transparent" style:font-size-asian="14pt" style:font-size-complex="14pt"/>
    </style:style>
    <style:style style:name="P42" style:family="paragraph" style:parent-style-name="Standard">
      <style:paragraph-properties fo:line-height="150%"/>
      <style:text-properties fo:color="#000000" loext:opacity="100%" style:font-name="Ubuntu" fo:font-size="14pt" officeooo:rsid="00278dec" officeooo:paragraph-rsid="00278dec" fo:background-color="transparent" style:font-size-asian="14pt" style:font-size-complex="14pt"/>
    </style:style>
    <style:style style:name="P43" style:family="paragraph" style:parent-style-name="Standard">
      <style:paragraph-properties fo:line-height="150%"/>
      <style:text-properties fo:color="#000000" loext:opacity="100%" style:font-name="Ubuntu" fo:font-size="14pt" officeooo:rsid="00278dec" officeooo:paragraph-rsid="003ac2dd" fo:background-color="transparent" style:font-size-asian="14pt" style:font-size-complex="14pt"/>
    </style:style>
    <style:style style:name="P44" style:family="paragraph" style:parent-style-name="Standard">
      <style:paragraph-properties fo:line-height="150%"/>
      <style:text-properties fo:color="#000000" loext:opacity="100%" style:font-name="Ubuntu" fo:font-size="14pt" officeooo:rsid="003a07f7" officeooo:paragraph-rsid="003a07f7" fo:background-color="transparent" style:font-size-asian="14pt" style:font-size-complex="14pt"/>
    </style:style>
    <style:style style:name="P45" style:family="paragraph" style:parent-style-name="Standard">
      <style:paragraph-properties fo:line-height="150%"/>
      <style:text-properties fo:color="#000000" loext:opacity="100%" style:font-name="Ubuntu" fo:font-size="14pt" officeooo:rsid="00184c1f" officeooo:paragraph-rsid="0045b245" fo:background-color="transparent" style:font-size-asian="14pt" style:font-size-complex="14pt"/>
    </style:style>
    <style:style style:name="P46" style:family="paragraph" style:parent-style-name="Standard">
      <style:paragraph-properties fo:line-height="150%"/>
      <style:text-properties fo:color="#000000" loext:opacity="100%" style:font-name="Ubuntu" fo:font-size="14pt" officeooo:rsid="0026bc1a" officeooo:paragraph-rsid="0045b245" fo:background-color="transparent" style:font-size-asian="14pt" style:font-size-complex="14pt"/>
    </style:style>
    <style:style style:name="P47" style:family="paragraph" style:parent-style-name="Standard">
      <style:paragraph-properties fo:line-height="150%"/>
      <style:text-properties fo:color="#000000" loext:opacity="100%" style:font-name="Ubuntu" fo:font-size="14pt" officeooo:rsid="0030fde9" officeooo:paragraph-rsid="0030fde9" fo:background-color="transparent" style:font-size-asian="14pt" style:font-size-complex="14pt"/>
    </style:style>
    <style:style style:name="P48" style:family="paragraph" style:parent-style-name="Standard">
      <style:paragraph-properties fo:line-height="150%"/>
      <style:text-properties fo:color="#000000" loext:opacity="100%" style:font-name="Ubuntu" fo:font-size="14pt" fo:background-color="transparent" style:font-size-asian="14pt" style:font-size-complex="14pt"/>
    </style:style>
    <style:style style:name="P49" style:family="paragraph" style:parent-style-name="Standard">
      <style:paragraph-properties fo:line-height="150%"/>
      <style:text-properties fo:color="#000000" loext:opacity="100%" style:font-name="Ubuntu" fo:font-size="14pt" officeooo:rsid="0032f142" fo:background-color="transparent" style:font-size-asian="14pt" style:font-size-complex="14pt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officeooo:rsid="003d11cf" officeooo:paragraph-rsid="003d11cf" fo:background-color="transparent" style:font-size-asian="14pt" style:font-size-complex="14pt"/>
    </style:style>
    <style:style style:name="P51" style:family="paragraph" style:parent-style-name="Standard">
      <style:paragraph-properties fo:line-height="150%"/>
      <style:text-properties fo:color="#000000" loext:opacity="100%" style:font-name="Ubuntu" fo:font-size="14pt" officeooo:paragraph-rsid="0029f784" fo:background-color="transparent"/>
    </style:style>
    <style:style style:name="P52" style:family="paragraph" style:parent-style-name="Standard">
      <style:paragraph-properties fo:line-height="150%"/>
      <style:text-properties fo:color="#000000" loext:opacity="100%" style:font-name="Ubuntu" fo:font-size="14pt" officeooo:rsid="002d5561" officeooo:paragraph-rsid="002dfc07" fo:background-color="transparent"/>
    </style:style>
    <style:style style:name="P53" style:family="paragraph" style:parent-style-name="Standard">
      <style:paragraph-properties fo:line-height="150%"/>
      <style:text-properties fo:color="#000000" loext:opacity="100%" style:font-name="Ubuntu" fo:font-size="14pt" officeooo:rsid="002e74e9" officeooo:paragraph-rsid="002e74e9" fo:background-color="transparent"/>
    </style:style>
    <style:style style:name="P54" style:family="paragraph" style:parent-style-name="Standard">
      <style:paragraph-properties fo:line-height="150%"/>
      <style:text-properties fo:color="#000000" loext:opacity="100%" style:font-name="Ubuntu" fo:font-size="14pt" fo:font-weight="normal" officeooo:rsid="00236c63" officeooo:paragraph-rsid="00219271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color="#000000" loext:opacity="100%" style:font-name="Ubuntu" fo:font-size="14pt" fo:font-weight="normal" officeooo:rsid="0020afbd" officeooo:paragraph-rsid="0045b24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color="#000000" loext:opacity="100%" style:font-name="Ubuntu" fo:font-size="14pt" fo:font-weight="bold" officeooo:rsid="001f8c98" officeooo:paragraph-rsid="0045b245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paragraph-properties fo:line-height="150%"/>
      <style:text-properties fo:color="#000000" loext:opacity="100%" style:font-name="Ubuntu" officeooo:rsid="00390ea0" officeooo:paragraph-rsid="003a07f7" fo:background-color="transparent"/>
    </style:style>
    <style:style style:name="P58" style:family="paragraph" style:parent-style-name="Standard">
      <style:paragraph-properties fo:line-height="150%"/>
      <style:text-properties fo:color="#000000" loext:opacity="100%" style:font-name="Ubuntu" officeooo:rsid="00390ea0" officeooo:paragraph-rsid="00390ea0" fo:background-color="transparent"/>
    </style:style>
    <style:style style:name="P59" style:family="paragraph" style:parent-style-name="Standard">
      <style:paragraph-properties fo:line-height="150%"/>
      <style:text-properties fo:color="#000000" loext:opacity="100%" style:font-name="Ubuntu" officeooo:rsid="003a07f7" officeooo:paragraph-rsid="003a07f7" fo:background-color="transparent"/>
    </style:style>
    <style:style style:name="P60" style:family="paragraph" style:parent-style-name="Standard">
      <style:paragraph-properties fo:line-height="150%"/>
      <style:text-properties fo:color="#000000" loext:opacity="100%" style:font-name="Ubuntu" officeooo:paragraph-rsid="003c3d12" fo:background-color="transparent"/>
    </style:style>
    <style:style style:name="P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90ea0" officeooo:paragraph-rsid="003a07f7" fo:background-color="transparent" style:font-size-asian="14pt" style:font-size-complex="14pt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90ea0" officeooo:paragraph-rsid="00390ea0" fo:background-color="transparent" style:font-size-asian="14pt" style:font-size-complex="14pt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a07f7" officeooo:paragraph-rsid="003a07f7" fo:background-color="transparent" style:font-size-asian="14pt" style:font-size-complex="14pt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d5561" officeooo:paragraph-rsid="0029f784" fo:background-color="transparent" style:font-size-asian="14pt" style:font-size-complex="14pt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e74e9" officeooo:paragraph-rsid="002dfc07" fo:background-color="transparent" style:font-size-asian="14pt" style:font-size-complex="14pt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e74e9" officeooo:paragraph-rsid="002e74e9" fo:background-color="transparent" style:font-size-asian="14pt" style:font-size-complex="14pt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dfc07" officeooo:paragraph-rsid="002dfc07" fo:background-color="transparent" style:font-size-asian="14pt" style:font-size-complex="14pt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38169b" fo:background-color="transparent" style:font-size-asian="14pt" style:font-size-complex="14pt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c3d12" officeooo:paragraph-rsid="00390ea0" fo:background-color="transparent" style:font-size-asian="14pt" style:font-size-complex="14pt"/>
    </style:style>
    <style:style style:name="P70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d11cf" officeooo:paragraph-rsid="003d11cf" fo:background-color="transparent" style:font-size-asian="14pt" style:font-size-complex="14pt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219271" officeooo:paragraph-rsid="0045b245" fo:background-color="transparent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officeooo:paragraph-rsid="003c3d12" fo:background-color="transparent"/>
    </style:style>
    <style:style style:name="P73" style:family="paragraph" style:parent-style-name="Standard">
      <style:paragraph-properties fo:line-height="150%"/>
      <style:text-properties officeooo:paragraph-rsid="0045b2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8169b" style:font-weight-asian="bold" style:font-weight-complex="bold"/>
    </style:style>
    <style:style style:name="T3" style:family="text">
      <style:text-properties fo:font-weight="bold" officeooo:rsid="00390ea0" style:font-weight-asian="bold" style:font-weight-complex="bold"/>
    </style:style>
    <style:style style:name="T4" style:family="text">
      <style:text-properties fo:font-weight="bold" officeooo:rsid="003c3d12" style:font-weight-asian="bold" style:font-weight-complex="bold"/>
    </style:style>
    <style:style style:name="T5" style:family="text">
      <style:text-properties fo:font-weight="bold" officeooo:rsid="004296d8" style:font-weight-asian="bold" style:font-weight-complex="bold"/>
    </style:style>
    <style:style style:name="T6" style:family="text">
      <style:text-properties fo:font-weight="bold" officeooo:rsid="0032f142" style:font-weight-asian="bold" style:font-weight-complex="bold"/>
    </style:style>
    <style:style style:name="T7" style:family="text">
      <style:text-properties fo:font-weight="bold" officeooo:rsid="0029f784" style:font-size-asian="14pt" style:font-weight-asian="bold" style:font-size-complex="14pt" style:font-weight-complex="bold"/>
    </style:style>
    <style:style style:name="T8" style:family="text">
      <style:text-properties fo:font-weight="bold" officeooo:rsid="004011d6" style:font-size-asian="14pt" style:font-weight-asian="bold" style:font-size-complex="14pt" style:font-weight-complex="bold"/>
    </style:style>
    <style:style style:name="T9" style:family="text">
      <style:text-properties officeooo:rsid="001c123b"/>
    </style:style>
    <style:style style:name="T10" style:family="text">
      <style:text-properties officeooo:rsid="001d325c"/>
    </style:style>
    <style:style style:name="T11" style:family="text">
      <style:text-properties officeooo:rsid="001d488d"/>
    </style:style>
    <style:style style:name="T12" style:family="text">
      <style:text-properties style:font-name="Ubuntu" fo:background-color="transparent" loext:char-shading-value="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afbd" style:font-weight-asian="normal" style:font-weight-complex="normal"/>
    </style:style>
    <style:style style:name="T15" style:family="text">
      <style:text-properties fo:font-weight="normal" officeooo:rsid="00236c63" style:font-weight-asian="normal" style:font-weight-complex="normal"/>
    </style:style>
    <style:style style:name="T16" style:family="text">
      <style:text-properties fo:font-weight="normal" officeooo:rsid="0024e8f0" style:font-weight-asian="normal" style:font-weight-complex="normal"/>
    </style:style>
    <style:style style:name="T17" style:family="text">
      <style:text-properties officeooo:rsid="00282846"/>
    </style:style>
    <style:style style:name="T18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2f7320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219271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fo:letter-spacing="normal" fo:font-style="normal" fo:font-weight="bold" officeooo:rsid="0030fde9" fo:background-color="transparent" loext:char-shading-value="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loext:opacity="100%" fo:letter-spacing="normal" fo:font-style="normal" fo:font-weight="bold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0fde9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2f142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37df6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61979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bc89a" fo:background-color="transparent" loext:char-shading-value="0" style:font-size-asian="14pt" style:font-size-complex="14pt"/>
    </style:style>
    <style:style style:name="T3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bc89a" fo:background-color="transparent" loext:char-shading-value="0" style:font-size-asian="14pt" style:font-size-complex="14pt" loext:padding="0cm" loext:border="none"/>
    </style:style>
    <style:style style:name="T3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3d12" fo:background-color="transparent" loext:char-shading-value="0" style:font-size-asian="14pt" style:font-size-complex="14pt"/>
    </style:style>
    <style:style style:name="T3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3d12" fo:background-color="transparent" loext:char-shading-value="0" style:font-size-asian="14pt" style:font-size-complex="14pt" loext:padding="0cm" loext:border="none"/>
    </style:style>
    <style:style style:name="T33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3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341fa" fo:background-color="transparent" loext:char-shading-value="0" style:font-size-asian="14pt" style:font-size-complex="14pt"/>
    </style:style>
    <style:style style:name="T3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5b245" fo:background-color="transparent" loext:char-shading-value="0" style:font-size-asian="14pt" style:font-size-complex="14pt" loext:padding="0cm" loext:border="none"/>
    </style:style>
    <style:style style:name="T3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2f142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37df6" fo:background-color="transparent" loext:char-shading-value="0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4b2bc" fo:background-color="transparent" loext:char-shading-value="0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d8ee5" fo:background-color="transparent" loext:char-shading-value="0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341fa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41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loext:opacity="100%" style:font-name="Ubuntu" fo:font-size="14pt" fo:letter-spacing="normal" fo:font-style="normal" fo:font-weight="bold" officeooo:rsid="0030fde9" fo:background-color="transparent" loext:char-shading-value="0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loext:opacity="100%" style:font-name="Ubuntu" fo:font-size="14pt" fo:letter-spacing="normal" fo:font-style="normal" fo:font-weight="bold" officeooo:rsid="0032f142" fo:background-color="transparent" loext:char-shading-value="0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000000" loext:opacity="100%" style:font-name="Ubuntu" fo:font-size="14pt" fo:letter-spacing="normal" fo:font-style="normal" fo:font-weight="bold" officeooo:rsid="004296d8" fo:background-color="transparent" loext:char-shading-value="0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loext:opacity="100%" style:font-name="Ubuntu" fo:font-size="14pt" fo:letter-spacing="normal" fo:font-style="normal" fo:font-weight="bold" officeooo:rsid="003c3d12" fo:background-color="transparent" loext:char-shading-value="0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loext:opacity="100%" style:font-name="Ubuntu" fo:font-size="14pt" fo:letter-spacing="normal" fo:font-style="normal" fo:font-weight="bold" officeooo:rsid="004341fa" fo:background-color="transparent" loext:char-shading-value="0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loext:opacity="100%" style:font-name="Ubuntu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000000" loext:opacity="100%" style:font-name="Ubuntu" fo:font-size="14pt" fo:letter-spacing="normal" fo:font-style="normal" fo:font-weight="bold" officeooo:rsid="0030fde9" fo:background-color="transparent" loext:char-shading-value="0" style:font-size-asian="14pt" style:font-size-complex="14pt"/>
    </style:style>
    <style:style style:name="T49" style:family="text">
      <style:text-properties fo:font-variant="normal" fo:text-transform="none" fo:color="#000000" loext:opacity="100%" style:font-name="Ubuntu" fo:font-size="14pt" fo:letter-spacing="normal" fo:font-style="normal" fo:font-weight="bold" officeooo:rsid="004296d8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50" style:family="text">
      <style:text-properties fo:font-variant="normal" fo:text-transform="none" fo:color="#000000" loext:opacity="100%" style:font-name="Ubuntu" fo:letter-spacing="normal" fo:font-style="normal" fo:font-weight="normal" officeooo:rsid="002f7320" fo:background-color="transparent" loext:char-shading-value="0" style:font-size-asian="14pt" style:font-size-complex="14pt"/>
    </style:style>
    <style:style style:name="T51" style:family="text">
      <style:text-properties fo:font-variant="normal" fo:text-transform="none" fo:color="#000000" loext:opacity="100%" style:font-name="Ubuntu" fo:letter-spacing="normal" fo:font-style="normal" fo:font-weight="normal" officeooo:rsid="00219271" fo:background-color="transparent" loext:char-shading-value="0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size-complex="14pt"/>
    </style:style>
    <style:style style:name="T53" style:family="text">
      <style:text-properties fo:font-variant="normal" fo:text-transform="none" fo:color="#000000" loext:opacity="100%" fo:font-size="14pt" fo:letter-spacing="normal" fo:font-style="normal" fo:font-weight="normal" officeooo:rsid="0030fde9" fo:background-color="transparent" loext:char-shading-value="0" style:font-size-asian="14pt" style:font-size-complex="14pt"/>
    </style:style>
    <style:style style:name="T54" style:family="text">
      <style:text-properties fo:font-variant="normal" fo:text-transform="none" fo:color="#000000" loext:opacity="100%" fo:font-size="14pt" fo:letter-spacing="normal" fo:font-style="normal" fo:font-weight="normal" officeooo:rsid="0032f142" fo:background-color="transparent" loext:char-shading-value="0" style:font-size-asian="14pt" style:font-size-complex="14pt"/>
    </style:style>
    <style:style style:name="T55" style:family="text">
      <style:text-properties fo:font-variant="normal" fo:text-transform="none" fo:color="#000000" loext:opacity="100%" fo:font-size="14pt" fo:letter-spacing="normal" fo:font-style="normal" fo:font-weight="normal" officeooo:rsid="00361979" fo:background-color="transparent" loext:char-shading-value="0" style:font-size-asian="14pt" style:font-size-complex="14pt"/>
    </style:style>
    <style:style style:name="T56" style:family="text">
      <style:text-properties fo:font-variant="normal" fo:text-transform="none" fo:color="#000000" loext:opacity="100%" fo:font-size="14pt" fo:letter-spacing="normal" fo:font-style="normal" fo:font-weight="normal" officeooo:rsid="00337df6" fo:background-color="transparent" loext:char-shading-value="0" style:font-size-asian="14pt" style:font-size-complex="14pt"/>
    </style:style>
    <style:style style:name="T57" style:family="text">
      <style:text-properties fo:font-variant="normal" fo:text-transform="none" fo:color="#000000" loext:opacity="100%" fo:font-size="14pt" fo:letter-spacing="normal" fo:font-style="normal" fo:font-weight="normal" officeooo:rsid="003bc89a" fo:background-color="transparent" loext:char-shading-value="0" style:font-size-asian="14pt" style:font-size-complex="14pt"/>
    </style:style>
    <style:style style:name="T58" style:family="text">
      <style:text-properties fo:font-variant="normal" fo:text-transform="none" fo:color="#000000" loext:opacity="100%" fo:font-size="14pt" fo:letter-spacing="normal" fo:font-style="normal" fo:font-weight="normal" officeooo:rsid="003bc89a" fo:background-color="transparent" loext:char-shading-value="0" style:font-size-asian="14pt" style:font-size-complex="14pt" loext:padding="0cm" loext:border="none"/>
    </style:style>
    <style:style style:name="T59" style:family="text">
      <style:text-properties fo:font-variant="normal" fo:text-transform="none" fo:color="#000000" loext:opacity="100%" fo:font-size="14pt" fo:letter-spacing="normal" fo:font-style="normal" fo:font-weight="normal" officeooo:rsid="003c3d12" fo:background-color="transparent" loext:char-shading-value="0" style:font-size-asian="14pt" style:font-size-complex="14pt"/>
    </style:style>
    <style:style style:name="T60" style:family="text">
      <style:text-properties fo:font-variant="normal" fo:text-transform="none" fo:color="#000000" loext:opacity="100%" fo:font-size="14pt" fo:letter-spacing="normal" fo:font-style="normal" fo:font-weight="normal" officeooo:rsid="003c3d12" fo:background-color="transparent" loext:char-shading-value="0" style:font-size-asian="14pt" style:font-size-complex="14pt" loext:padding="0cm" loext:border="none"/>
    </style:style>
    <style:style style:name="T61" style:family="text">
      <style:text-properties fo:font-variant="normal" fo:text-transform="none" fo:color="#000000" loext:opacity="100%" fo:font-size="14pt" fo:letter-spacing="normal" fo:font-style="normal" fo:font-weight="normal" officeooo:rsid="004341fa" fo:background-color="transparent" loext:char-shading-value="0" style:font-size-asian="14pt" style:font-size-complex="14pt"/>
    </style:style>
    <style:style style:name="T62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63" style:family="text">
      <style:text-properties fo:font-variant="normal" fo:text-transform="none" fo:color="#000000" loext:opacity="100%" fo:font-size="14pt" fo:letter-spacing="normal" fo:font-style="normal" fo:font-weight="normal" officeooo:rsid="0045b245" fo:background-color="transparent" loext:char-shading-value="0" style:font-size-asian="14pt" style:font-size-complex="14pt" loext:padding="0cm" loext:border="none"/>
    </style:style>
    <style:style style:name="T64" style:family="text">
      <style:text-properties fo:font-variant="normal" fo:text-transform="none" fo:color="#000000" loext:opacity="100%" fo:font-size="14pt" fo:letter-spacing="normal" fo:font-style="normal" fo:font-weight="normal" officeooo:rsid="0032f142" fo:background-color="transparent" loext:char-shading-value="0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000000" loext:opacity="100%" fo:font-size="14pt" fo:letter-spacing="normal" fo:font-style="normal" fo:font-weight="normal" officeooo:rsid="00337df6" fo:background-color="transparent" loext:char-shading-value="0" style:font-size-asian="14pt" style:font-weight-asian="bold" style:font-size-complex="14pt" style:font-weight-complex="bold"/>
    </style:style>
    <style:style style:name="T66" style:family="text">
      <style:text-properties fo:font-variant="normal" fo:text-transform="none" fo:color="#000000" loext:opacity="100%" fo:font-size="14pt" fo:letter-spacing="normal" fo:font-style="normal" fo:font-weight="normal" officeooo:rsid="0034b2bc" fo:background-color="transparent" loext:char-shading-value="0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000000" loext:opacity="100%" fo:font-size="14pt" fo:letter-spacing="normal" fo:font-style="normal" fo:font-weight="normal" officeooo:rsid="001d8ee5" fo:background-color="transparent" loext:char-shading-value="0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000000" loext:opacity="100%" fo:font-size="14pt" fo:letter-spacing="normal" fo:font-style="normal" fo:font-weight="normal" officeooo:rsid="0048059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69" style:family="text">
      <style:text-properties fo:font-variant="normal" fo:text-transform="none" fo:color="#000000" loext:opacity="100%" fo:font-size="14pt" fo:letter-spacing="normal" fo:font-style="normal" fo:font-weight="normal" officeooo:rsid="004341fa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70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71" style:family="text">
      <style:text-properties fo:font-variant="normal" fo:text-transform="none" fo:color="#000000" loext:opacity="100%" fo:font-size="14pt" fo:letter-spacing="normal" fo:font-style="normal" fo:font-weight="normal" officeooo:rsid="00390ea0" style:font-size-asian="14pt" style:font-size-complex="14pt"/>
    </style:style>
    <style:style style:name="T72" style:family="text">
      <style:text-properties fo:font-variant="normal" fo:text-transform="none" fo:color="#000000" loext:opacity="100%" fo:font-size="14pt" fo:letter-spacing="normal" fo:font-style="normal" fo:font-weight="normal" officeooo:rsid="004011d6" style:font-size-asian="14pt" style:font-size-complex="14pt"/>
    </style:style>
    <style:style style:name="T73" style:family="text">
      <style:text-properties fo:font-variant="normal" fo:text-transform="none" fo:color="#000000" loext:opacity="100%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000000" loext:opacity="100%" fo:font-size="14pt" fo:letter-spacing="normal" fo:font-style="normal" fo:font-weight="bold" officeooo:rsid="0030fde9" fo:background-color="transparent" loext:char-shading-value="0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font-style="normal" fo:font-weight="bold" officeooo:rsid="0032f142" fo:background-color="transparent" loext:char-shading-value="0" style:font-size-asian="14pt" style:font-weight-asian="bold" style:font-size-complex="14pt" style:font-weight-complex="bold"/>
    </style:style>
    <style:style style:name="T76" style:family="text">
      <style:text-properties fo:font-variant="normal" fo:text-transform="none" fo:color="#000000" loext:opacity="100%" fo:font-size="14pt" fo:letter-spacing="normal" fo:font-style="normal" fo:font-weight="bold" officeooo:rsid="004296d8" fo:background-color="transparent" loext:char-shading-value="0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fo:font-weight="bold" officeooo:rsid="003c3d12" fo:background-color="transparent" loext:char-shading-value="0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00000" loext:opacity="100%" fo:font-size="14pt" fo:letter-spacing="normal" fo:font-style="normal" fo:font-weight="bold" officeooo:rsid="004341fa" fo:background-color="transparent" loext:char-shading-value="0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000000" loext:opacity="100%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80" style:family="text">
      <style:text-properties fo:font-variant="normal" fo:text-transform="none" fo:color="#000000" loext:opacity="100%" fo:font-size="14pt" fo:letter-spacing="normal" fo:font-style="normal" fo:font-weight="bold" officeooo:rsid="0030fde9" fo:background-color="transparent" loext:char-shading-value="0" style:font-size-asian="14pt" style:font-size-complex="14pt"/>
    </style:style>
    <style:style style:name="T81" style:family="text">
      <style:text-properties fo:font-variant="normal" fo:text-transform="none" fo:color="#000000" loext:opacity="100%" fo:font-size="14pt" fo:letter-spacing="normal" fo:font-style="normal" fo:font-weight="bold" officeooo:rsid="004296d8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82" style:family="text">
      <style:text-properties fo:font-variant="normal" fo:text-transform="none" fo:color="#000000" loext:opacity="100%" fo:font-size="14pt" fo:letter-spacing="normal" fo:font-style="normal" fo:font-weight="bold" officeooo:rsid="00390ea0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000000" loext:opacity="100%" style:font-name="Ubuntu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84" style:family="text">
      <style:text-properties fo:font-variant="normal" fo:text-transform="none" fo:color="#000000" loext:opacity="100%" style:font-name="Ubuntu" fo:letter-spacing="normal" fo:font-style="normal" fo:font-weight="bold" officeooo:rsid="0030fde9" fo:background-color="transparent" loext:char-shading-value="0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0000" loext:opacity="100%" style:font-name="Ubuntu" fo:letter-spacing="normal" fo:font-style="normal" fo:font-weight="bold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size-asian="14pt" style:font-size-complex="14pt"/>
    </style:style>
    <style:style style:name="T87" style:family="text">
      <style:text-properties fo:font-variant="normal" fo:text-transform="none" fo:color="#000000" loext:opacity="100%" style:font-name="Ubuntu" fo:letter-spacing="normal" fo:font-style="normal" fo:font-weight="normal" officeooo:rsid="002f7320" fo:background-color="transparent" loext:char-shading-value="0" style:font-size-asian="14pt" style:font-size-complex="14pt"/>
    </style:style>
    <style:style style:name="T88" style:family="text">
      <style:text-properties fo:font-variant="normal" fo:text-transform="none" fo:color="#000000" loext:opacity="100%" style:font-name="Ubuntu" fo:letter-spacing="normal" fo:font-style="normal" fo:font-weight="normal" officeooo:rsid="0021927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loext:opacity="100%" style:font-name="Ubuntu" fo:font-size="14pt" fo:letter-spacing="normal" fo:font-style="normal" fo:font-weight="bold" officeooo:rsid="0030fde9" fo:background-color="transparent" loext:char-shading-value="0" style:font-size-asian="14pt" style:font-size-complex="14pt"/>
    </style:style>
    <style:style style:name="T90" style:family="text">
      <style:text-properties fo:font-variant="normal" fo:text-transform="none" fo:color="#000000" loext:opacity="100%" style:font-name="Ubuntu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000000" loext:opacity="100%" style:font-name="Ubuntu" fo:font-size="14pt" fo:letter-spacing="normal" fo:font-style="normal" fo:font-weight="bold" officeooo:rsid="0030fde9" fo:background-color="transparent" loext:char-shading-value="0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0000" loext:opacity="100%" style:font-name="Ubuntu" fo:font-size="14pt" fo:letter-spacing="normal" fo:font-style="normal" fo:font-weight="bold" officeooo:rsid="0032f142" fo:background-color="transparent" loext:char-shading-value="0" style:font-size-asian="14pt" style:font-weight-asian="bold" style:font-size-complex="14pt" style:font-weight-complex="bold"/>
    </style:style>
    <style:style style:name="T93" style:family="text">
      <style:text-properties fo:font-variant="normal" fo:text-transform="none" fo:color="#000000" loext:opacity="100%" style:font-name="Ubuntu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94" style:family="text">
      <style:text-properties fo:font-variant="normal" fo:text-transform="none" fo:color="#000000" loext:opacity="100%" style:font-name="Ubuntu" fo:font-size="14pt" fo:letter-spacing="normal" fo:font-style="normal" fo:font-weight="bold" officeooo:rsid="004296d8" fo:background-color="transparent" loext:char-shading-value="0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00000" loext:opacity="100%" style:font-name="Ubuntu" fo:font-size="14pt" fo:letter-spacing="normal" fo:font-style="normal" fo:font-weight="bold" officeooo:rsid="003c3d12" fo:background-color="transparent" loext:char-shading-value="0" style:font-size-asian="14pt" style:font-weight-asian="bold" style:font-size-complex="14pt" style:font-weight-complex="bold"/>
    </style:style>
    <style:style style:name="T96" style:family="text">
      <style:text-properties fo:font-variant="normal" fo:text-transform="none" fo:color="#000000" loext:opacity="100%" style:font-name="Ubuntu" fo:font-size="14pt" fo:letter-spacing="normal" fo:font-style="normal" fo:font-weight="bold" officeooo:rsid="004341fa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loext:opacity="100%" style:font-name="Ubuntu" fo:font-size="14pt" fo:letter-spacing="normal" fo:font-style="normal" fo:font-weight="bold" officeooo:rsid="00480591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98" style:family="text">
      <style:text-properties fo:font-variant="normal" fo:text-transform="none" fo:color="#000000" loext:opacity="100%" style:font-name="Ubuntu" fo:font-size="14pt" fo:letter-spacing="normal" fo:font-style="normal" fo:font-weight="bold" officeooo:rsid="004296d8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99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/>
    </style:style>
    <style:style style:name="T10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0fde9" fo:background-color="transparent" loext:char-shading-value="0" style:font-size-asian="14pt" style:font-size-complex="14pt"/>
    </style:style>
    <style:style style:name="T10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2f142" fo:background-color="transparent" loext:char-shading-value="0" style:font-size-asian="14pt" style:font-size-complex="14pt"/>
    </style:style>
    <style:style style:name="T10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61979" fo:background-color="transparent" loext:char-shading-value="0" style:font-size-asian="14pt" style:font-size-complex="14pt"/>
    </style:style>
    <style:style style:name="T10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37df6" fo:background-color="transparent" loext:char-shading-value="0" style:font-size-asian="14pt" style:font-size-complex="14pt"/>
    </style:style>
    <style:style style:name="T10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3d12" fo:background-color="transparent" loext:char-shading-value="0" style:font-size-asian="14pt" style:font-size-complex="14pt"/>
    </style:style>
    <style:style style:name="T10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3d12" fo:background-color="transparent" loext:char-shading-value="0" style:font-size-asian="14pt" style:font-size-complex="14pt" loext:padding="0cm" loext:border="none"/>
    </style:style>
    <style:style style:name="T10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bc89a" fo:background-color="transparent" loext:char-shading-value="0" style:font-size-asian="14pt" style:font-size-complex="14pt"/>
    </style:style>
    <style:style style:name="T10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bc89a" fo:background-color="transparent" loext:char-shading-value="0" style:font-size-asian="14pt" style:font-size-complex="14pt" loext:padding="0cm" loext:border="none"/>
    </style:style>
    <style:style style:name="T10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5b245" fo:background-color="transparent" loext:char-shading-value="0" style:font-size-asian="14pt" style:font-size-complex="14pt" loext:padding="0cm" loext:border="none"/>
    </style:style>
    <style:style style:name="T10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341fa" fo:background-color="transparent" loext:char-shading-value="0" style:font-size-asian="14pt" style:font-size-complex="14pt"/>
    </style:style>
    <style:style style:name="T110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11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2f142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37df6" fo:background-color="transparent" loext:char-shading-value="0" style:font-size-asian="14pt" style:font-weight-asian="bold" style:font-size-complex="14pt" style:font-weight-complex="bold"/>
    </style:style>
    <style:style style:name="T11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4b2bc" fo:background-color="transparent" loext:char-shading-value="0" style:font-size-asian="14pt" style:font-weight-asian="bold" style:font-size-complex="14pt" style:font-weight-complex="bold"/>
    </style:style>
    <style:style style:name="T11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d8ee5" fo:background-color="transparent" loext:char-shading-value="0" style:font-size-asian="14pt" style:font-weight-asian="bold" style:font-size-complex="14pt" style:font-weight-complex="bold"/>
    </style:style>
    <style:style style:name="T11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8059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341fa" fo:background-color="transparent" loext:char-shading-value="0" style:font-name-asian="Noto Serif CJK SC" style:font-size-asian="14pt" style:font-weight-asian="bold" style:font-name-complex="Lohit Devanagari" style:font-size-complex="14pt" style:font-weight-complex="bold"/>
    </style:style>
    <style:style style:name="T117" style:family="text">
      <style:text-properties fo:font-variant="normal" fo:text-transform="none" fo:color="#000000" loext:opacity="100%" style:font-name="Abyssinica SIL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8" style:family="text">
      <style:text-properties fo:font-variant="normal" fo:text-transform="none" fo:color="#000000" loext:opacity="100%" style:font-name="Abyssinica SIL" fo:font-size="14pt" fo:letter-spacing="normal" fo:font-style="normal" fo:font-weight="normal" officeooo:rsid="0048059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19" style:family="text">
      <style:text-properties fo:font-variant="normal" fo:text-transform="none" fo:color="#000000" loext:opacity="100%" style:font-name="Liberation Sans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20" style:family="text">
      <style:text-properties fo:font-variant="normal" fo:text-transform="none" fo:color="#000000" loext:opacity="100%" style:font-name="Liberation Sans" fo:font-size="14pt" fo:letter-spacing="normal" fo:font-style="normal" fo:font-weight="normal" officeooo:rsid="0048059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21" style:family="text">
      <style:text-properties fo:font-variant="normal" fo:text-transform="none" fo:color="#000000" loext:opacity="100%" style:font-name="Liberation Mono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22" style:family="text">
      <style:text-properties fo:font-variant="normal" fo:text-transform="none" fo:color="#000000" loext:opacity="100%" style:font-name="Liberation Mono" fo:font-size="14pt" fo:letter-spacing="normal" fo:font-style="normal" fo:font-weight="normal" officeooo:rsid="0048059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23" style:family="text">
      <style:text-properties fo:font-variant="normal" fo:text-transform="none" fo:color="#000000" loext:opacity="100%" style:font-name="AnjaliOldLipi" fo:font-size="14pt" fo:letter-spacing="normal" fo:font-style="normal" fo:font-weight="bold" officeooo:rsid="0045b245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24" style:family="text">
      <style:text-properties fo:font-variant="normal" fo:text-transform="none" fo:color="#000000" loext:opacity="100%" style:font-name="AnjaliOldLipi" fo:font-size="14pt" fo:letter-spacing="normal" fo:font-style="normal" fo:font-weight="normal" officeooo:rsid="0048059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fo:letter-spacing="normal" fo:font-style="normal" fo:font-weight="normal"/>
    </style:style>
    <style:style style:name="T126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27" style:family="text">
      <style:text-properties fo:font-variant="normal" fo:text-transform="none" fo:letter-spacing="normal" fo:font-style="normal" fo:font-weight="normal" officeooo:rsid="002dfc07" style:font-weight-asian="bold" style:font-weight-complex="bold"/>
    </style:style>
    <style:style style:name="T128" style:family="text">
      <style:text-properties fo:font-variant="normal" fo:text-transform="none" fo:letter-spacing="normal" fo:font-style="normal" fo:font-weight="normal" officeooo:rsid="002e74e9" style:font-weight-asian="bold" style:font-weight-complex="bold"/>
    </style:style>
    <style:style style:name="T129" style:family="text">
      <style:text-properties fo:font-variant="normal" fo:text-transform="none" fo:letter-spacing="normal" fo:font-style="normal" fo:font-weight="normal" officeooo:rsid="0044fb5a" style:font-weight-asian="bold" style:font-weight-complex="bold"/>
    </style:style>
    <style:style style:name="T130" style:family="text">
      <style:text-properties fo:font-variant="normal" fo:text-transform="none" fo:letter-spacing="normal" fo:font-style="normal" fo:font-weight="normal" officeooo:rsid="001d8ee5" style:font-weight-asian="bold" style:font-weight-complex="bold"/>
    </style:style>
    <style:style style:name="T131" style:family="text">
      <style:text-properties fo:font-variant="normal" fo:text-transform="none" fo:letter-spacing="normal" fo:font-style="normal" fo:font-weight="normal" officeooo:rsid="00390ea0"/>
    </style:style>
    <style:style style:name="T132" style:family="text">
      <style:text-properties fo:font-variant="normal" fo:text-transform="none" fo:letter-spacing="normal" fo:font-style="normal" fo:font-weight="normal" style:font-size-asian="14pt" style:font-size-complex="14pt"/>
    </style:style>
    <style:style style:name="T133" style:family="text">
      <style:text-properties fo:font-variant="normal" fo:text-transform="none" fo:letter-spacing="normal" fo:font-style="normal" fo:font-weight="normal" officeooo:rsid="002d5561" style:font-size-asian="14pt" style:font-size-complex="14pt"/>
    </style:style>
    <style:style style:name="T134" style:family="text">
      <style:text-properties fo:font-variant="normal" fo:text-transform="none" fo:letter-spacing="normal" fo:font-style="normal" fo:font-weight="normal" officeooo:rsid="0034b2bc" style:font-size-asian="14pt" style:font-size-complex="14pt"/>
    </style:style>
    <style:style style:name="T135" style:family="text">
      <style:text-properties fo:font-variant="normal" fo:text-transform="none" fo:letter-spacing="normal" fo:font-style="normal" fo:font-weight="normal" officeooo:rsid="002dfc07" style:font-size-asian="14pt" style:font-size-complex="14pt"/>
    </style:style>
    <style:style style:name="T136" style:family="text">
      <style:text-properties fo:font-variant="normal" fo:text-transform="none" fo:letter-spacing="normal" fo:font-style="normal" fo:font-weight="normal" officeooo:rsid="002e74e9" style:font-size-asian="14pt" style:font-size-complex="14pt"/>
    </style:style>
    <style:style style:name="T137" style:family="text">
      <style:text-properties fo:font-variant="normal" fo:text-transform="none" fo:letter-spacing="normal" fo:font-style="normal" fo:font-weight="normal" officeooo:rsid="004011d6"/>
    </style:style>
    <style:style style:name="T138" style:family="text">
      <style:text-properties fo:font-variant="normal" fo:text-transform="none" fo:letter-spacing="normal" fo:font-style="normal" fo:font-weight="normal" officeooo:rsid="004011d6" style:font-name-asian="Noto Serif CJK SC" style:font-weight-asian="bold" style:font-name-complex="Lohit Devanagari" style:font-weight-complex="bold"/>
    </style:style>
    <style:style style:name="T139" style:family="text">
      <style:text-properties fo:font-variant="normal" fo:text-transform="none" fo:letter-spacing="normal" fo:font-style="normal" fo:font-weight="normal" officeooo:rsid="004296d8" style:font-name-asian="Noto Serif CJK SC" style:font-weight-asian="bold" style:font-name-complex="Lohit Devanagari" style:font-weight-complex="bold"/>
    </style:style>
    <style:style style:name="T140" style:family="text">
      <style:text-properties fo:font-variant="normal" fo:text-transform="none" fo:letter-spacing="normal" fo:font-style="normal" fo:font-weight="normal" officeooo:rsid="00419f9a"/>
    </style:style>
    <style:style style:name="T141" style:family="text">
      <style:text-properties fo:font-variant="normal" fo:text-transform="none" fo:letter-spacing="normal" fo:font-style="normal" fo:font-weight="normal" officeooo:rsid="004296d8"/>
    </style:style>
    <style:style style:name="T142" style:family="text">
      <style:text-properties fo:font-variant="normal" fo:text-transform="none" fo:letter-spacing="normal" fo:font-style="normal" fo:font-weight="normal" officeooo:rsid="003c3d12"/>
    </style:style>
    <style:style style:name="T143" style:family="text">
      <style:text-properties fo:font-variant="normal" fo:text-transform="none" fo:letter-spacing="normal" fo:font-style="normal" fo:font-weight="normal" officeooo:rsid="001bf53b"/>
    </style:style>
    <style:style style:name="T144" style:family="text">
      <style:text-properties fo:font-variant="normal" fo:text-transform="none" fo:letter-spacing="normal" fo:font-style="normal" fo:font-weight="normal" officeooo:rsid="00189aae"/>
    </style:style>
    <style:style style:name="T145" style:family="text">
      <style:text-properties fo:font-variant="normal" fo:text-transform="none" fo:letter-spacing="normal" fo:font-style="normal" fo:font-weight="normal" officeooo:rsid="001aa115"/>
    </style:style>
    <style:style style:name="T146" style:family="text">
      <style:text-properties fo:font-variant="normal" fo:text-transform="none" fo:letter-spacing="normal" fo:font-style="normal" fo:font-weight="normal" officeooo:rsid="001bfcf0"/>
    </style:style>
    <style:style style:name="T147" style:family="text">
      <style:text-properties fo:font-variant="normal" fo:text-transform="none" fo:letter-spacing="normal" fo:font-style="normal" fo:font-weight="normal" officeooo:rsid="00270a12"/>
    </style:style>
    <style:style style:name="T148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9" style:family="text">
      <style:text-properties fo:font-variant="normal" fo:text-transform="none" fo:letter-spacing="normal" fo:font-style="normal" fo:font-weight="normal" officeooo:rsid="00219271" style:font-weight-asian="normal" style:font-weight-complex="normal"/>
    </style:style>
    <style:style style:name="T150" style:family="text">
      <style:text-properties fo:font-variant="normal" fo:text-transform="none" fo:letter-spacing="normal" fo:font-style="normal" fo:font-weight="normal" officeooo:rsid="0025d5eb" style:font-weight-asian="normal" style:font-weight-complex="normal" loext:padding="0cm" loext:border="none"/>
    </style:style>
    <style:style style:name="T15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52" style:family="text">
      <style:text-properties fo:font-variant="normal" fo:text-transform="none" fo:letter-spacing="normal" fo:font-style="normal" fo:font-weight="bold" officeooo:rsid="004011d6" style:font-weight-asian="bold" style:font-weight-complex="bold"/>
    </style:style>
    <style:style style:name="T153" style:family="text">
      <style:text-properties fo:font-variant="normal" fo:text-transform="none" fo:letter-spacing="normal" fo:font-style="normal" fo:font-weight="bold" officeooo:rsid="00390ea0" style:font-weight-asian="bold" style:font-weight-complex="bold"/>
    </style:style>
    <style:style style:name="T154" style:family="text">
      <style:text-properties fo:font-variant="normal" fo:text-transform="none" fo:letter-spacing="normal" fo:font-style="normal" fo:font-weight="bold" officeooo:rsid="004296d8" style:font-weight-asian="bold" style:font-weight-complex="bold"/>
    </style:style>
    <style:style style:name="T155" style:family="text">
      <style:text-properties fo:font-variant="normal" fo:text-transform="none" fo:letter-spacing="normal" fo:font-style="normal" fo:font-weight="bold" officeooo:rsid="004341fa" style:font-weight-asian="bold" style:font-weight-complex="bold"/>
    </style:style>
    <style:style style:name="T156" style:family="text">
      <style:text-properties fo:font-variant="normal" fo:text-transform="none" fo:letter-spacing="normal" fo:font-style="normal" fo:font-weight="bold" officeooo:rsid="001bf53b" style:font-weight-asian="bold" style:font-weight-complex="bold"/>
    </style:style>
    <style:style style:name="T157" style:family="text">
      <style:text-properties fo:font-variant="normal" fo:text-transform="none" fo:letter-spacing="normal" fo:font-style="normal" fo:font-weight="bold" officeooo:rsid="002e74e9" style:font-weight-asian="bold" style:font-weight-complex="bold"/>
    </style:style>
    <style:style style:name="T158" style:family="text">
      <style:text-properties fo:font-variant="normal" fo:text-transform="none" fo:letter-spacing="normal" fo:font-style="normal" fo:font-weight="bold" officeooo:rsid="0020afbd" style:font-weight-asian="bold" style:font-weight-complex="bold"/>
    </style:style>
    <style:style style:name="T159" style:family="text">
      <style:text-properties fo:font-variant="normal" fo:text-transform="none" fo:letter-spacing="normal" fo:font-style="normal" fo:font-weight="bold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style:font-name="Ubuntu" fo:letter-spacing="normal" fo:font-style="normal" fo:font-weight="normal" officeooo:rsid="0025d5eb" style:font-weight-asian="normal" style:font-weight-complex="normal" loext:padding="0cm" loext:border="none"/>
    </style:style>
    <style:style style:name="T161" style:family="text"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font-size="14pt" fo:letter-spacing="normal" fo:font-style="normal" fo:font-weight="bold" officeooo:rsid="003a07f7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font-size="14pt" fo:letter-spacing="normal" fo:font-style="normal" fo:font-weight="bold" officeooo:rsid="003c3d12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font-size="14pt" fo:letter-spacing="normal" fo:font-style="normal" fo:font-weight="bold" officeooo:rsid="004341fa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font-size="14pt" fo:letter-spacing="normal" fo:font-style="normal" fo:font-weight="bold" officeooo:rsid="003bc89a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67" style:family="text">
      <style:text-properties fo:font-variant="normal" fo:text-transform="none" fo:font-size="14pt" fo:letter-spacing="normal" fo:font-style="normal" fo:font-weight="normal" officeooo:rsid="003a07f7" style:font-size-asian="14pt" style:font-size-complex="14pt"/>
    </style:style>
    <style:style style:name="T168" style:family="text">
      <style:text-properties fo:font-variant="normal" fo:text-transform="none" fo:font-size="14pt" fo:letter-spacing="normal" fo:font-style="normal" fo:font-weight="normal" officeooo:rsid="003c3d12" style:font-size-asian="14pt" style:font-size-complex="14pt"/>
    </style:style>
    <style:style style:name="T169" style:family="text">
      <style:text-properties fo:font-variant="normal" fo:text-transform="none" fo:font-size="14pt" fo:letter-spacing="normal" fo:font-style="normal" fo:font-weight="normal" officeooo:rsid="003bc89a" style:font-size-asian="14pt" style:font-size-complex="14pt"/>
    </style:style>
    <style:style style:name="T170" style:family="text">
      <style:text-properties fo:font-variant="normal" fo:text-transform="none" fo:font-size="14pt" fo:letter-spacing="normal" fo:font-style="normal" fo:font-weight="normal" officeooo:rsid="004341fa" style:font-name-asian="Noto Serif CJK SC" style:font-size-asian="14pt" style:font-weight-asian="bold" style:font-name-complex="Lohit Devanagari" style:font-size-complex="14pt" style:font-weight-complex="bold"/>
    </style:style>
    <style:style style:name="T171" style:family="text">
      <style:text-properties fo:font-variant="normal" fo:text-transform="none" style:font-name="Ubuntu" fo:letter-spacing="normal" fo:font-style="normal" fo:font-weight="bold" style:font-weight-asian="bold" style:font-weight-complex="bold"/>
    </style:style>
    <style:style style:name="T172" style:family="text">
      <style:text-properties fo:font-variant="normal" fo:text-transform="none" style:font-name="Ubuntu" fo:letter-spacing="normal" fo:font-style="normal" fo:font-weight="bold" officeooo:rsid="0020afbd" style:font-weight-asian="bold" style:font-weight-complex="bold"/>
    </style:style>
    <style:style style:name="T173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174" style:family="text">
      <style:text-properties fo:font-variant="normal" fo:text-transform="none" style:font-name="Ubuntu" fo:letter-spacing="normal" fo:font-style="normal" fo:font-weight="normal" officeooo:rsid="00219271" style:font-weight-asian="normal" style:font-weight-complex="normal"/>
    </style:style>
    <style:style style:name="T175" style:family="text">
      <style:text-properties fo:font-variant="normal" fo:text-transform="none" style:font-name="Ubuntu" fo:letter-spacing="normal" fo:font-style="normal" fo:font-weight="normal" officeooo:rsid="0025d5eb" style:font-weight-asian="normal" style:font-weight-complex="normal" loext:padding="0cm" loext:border="none"/>
    </style:style>
    <style:style style:name="T176" style:family="text">
      <style:text-properties fo:font-variant="normal" fo:text-transform="none" style:font-name="Ubuntu" fo:letter-spacing="normal" fo:font-style="normal" fo:font-weight="normal" style:font-weight-asian="bold" style:font-weight-complex="bold"/>
    </style:style>
    <style:style style:name="T177" style:family="text">
      <style:text-properties fo:font-variant="normal" fo:text-transform="none" style:font-name="Ubuntu" fo:letter-spacing="normal" fo:font-style="normal" fo:font-weight="normal" officeooo:rsid="001d8ee5" style:font-weight-asian="bold" style:font-weight-complex="bold"/>
    </style:style>
    <style:style style:name="T178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/>
    </style:style>
    <style:style style:name="T179" style:family="text">
      <style:text-properties style:font-size-asian="14pt" style:font-size-complex="14pt"/>
    </style:style>
    <style:style style:name="T180" style:family="text">
      <style:text-properties officeooo:rsid="0029f784" style:font-size-asian="14pt" style:font-size-complex="14pt"/>
    </style:style>
    <style:style style:name="T181" style:family="text">
      <style:text-properties officeooo:rsid="002b5dd2" style:font-size-asian="14pt" style:font-size-complex="14pt"/>
    </style:style>
    <style:style style:name="T182" style:family="text">
      <style:text-properties officeooo:rsid="0034b2bc" style:font-size-asian="14pt" style:font-size-complex="14pt"/>
    </style:style>
    <style:style style:name="T183" style:family="text">
      <style:text-properties officeooo:rsid="004011d6" style:font-size-asian="14pt" style:font-size-complex="14pt"/>
    </style:style>
    <style:style style:name="T184" style:family="text">
      <style:text-properties fo:background-color="transparent" loext:char-shading-value="0"/>
    </style:style>
    <style:style style:name="T185" style:family="text">
      <style:text-properties fo:color="#000000" loext:opacity="100%" fo:background-color="transparent" loext:char-shading-value="0"/>
    </style:style>
    <style:style style:name="T186" style:family="text">
      <style:text-properties fo:color="#000000" loext:opacity="100%" officeooo:rsid="0032f142" fo:background-color="transparent" loext:char-shading-value="0"/>
    </style:style>
    <style:style style:name="T187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188" style:family="text">
      <style:text-properties fo:color="#000000" loext:opacity="100%" style:font-name="Ubuntu" fo:background-color="transparent" loext:char-shading-value="0"/>
    </style:style>
    <style:style style:name="T189" style:family="text">
      <style:text-properties fo:color="#000000" loext:opacity="100%" style:font-name="Ubuntu" fo:background-color="transparent" loext:char-shading-value="0"/>
    </style:style>
    <style:style style:name="T190" style:family="text">
      <style:text-properties fo:color="#000000" loext:opacity="100%" style:font-name="Ubuntu" officeooo:rsid="0032f142" fo:background-color="transparent" loext:char-shading-value="0"/>
    </style:style>
    <style:style style:name="T191" style:family="text">
      <style:text-properties fo:color="#000000" loext:opacity="100%" style:font-name="Ubuntu" fo:font-weight="bold" fo:background-color="transparent" loext:char-shading-value="0" style:font-weight-asian="bold" style:font-weight-complex="bold"/>
    </style:style>
    <style:style style:name="T192" style:family="text">
      <style:text-properties fo:font-style="normal" fo:font-weight="normal"/>
    </style:style>
    <style:style style:name="T193" style:family="text">
      <style:text-properties fo:font-style="normal" fo:font-weight="normal" officeooo:rsid="003fb140"/>
    </style:style>
    <style:style style:name="T194" style:family="text">
      <style:text-properties fo:font-style="normal" fo:font-weight="normal" officeooo:rsid="004011d6"/>
    </style:style>
    <style:style style:name="T195" style:family="text">
      <style:text-properties fo:font-style="normal" fo:font-weight="bold" officeooo:rsid="003fb140" style:font-weight-asian="bold" style:font-weight-complex="bold"/>
    </style:style>
    <style:style style:name="T196" style:family="text">
      <style:text-properties officeooo:rsid="0038169b"/>
    </style:style>
    <style:style style:name="T197" style:family="text">
      <style:text-properties officeooo:rsid="00390ea0"/>
    </style:style>
    <style:style style:name="T198" style:family="text">
      <style:text-properties officeooo:rsid="003c3d12"/>
    </style:style>
    <style:style style:name="T199" style:family="text">
      <style:text-properties officeooo:rsid="003ecf4f"/>
    </style:style>
    <style:style style:name="T200" style:family="text">
      <style:text-properties officeooo:rsid="003fb140" style:font-name-asian="Noto Serif CJK SC" style:font-weight-asian="bold" style:font-name-complex="Lohit Devanagari" style:font-weight-complex="bold"/>
    </style:style>
    <style:style style:name="T201" style:family="text">
      <style:text-properties officeooo:rsid="003fb140"/>
    </style:style>
    <style:style style:name="T202" style:family="text">
      <style:text-properties officeooo:rsid="0041664e"/>
    </style:style>
    <style:style style:name="T203" style:family="text">
      <style:text-properties style:font-name="Ubuntu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Boas Praticas</text:h>
      <text:p text:style-name="P37"><text:span text:style-name="T127">A boa pratica é escrever codigos legiveis para humanos, </text:span><text:span text:style-name="T128">ou seja, diminuir coisas que dificultem a leitura e simplicidade do codigo. </text:span><text:span text:style-name="T129">Tambem serve para aumentar a otimização e organização e diminuir os possíveis erros nele.</text:span></text:p>
      <text:p text:style-name="P38"/>
      <text:p text:style-name="P40"><text:span text:style-name="T1">Use “===” e “!==” ao invés de “==” e “!=”:</text:span> <text:span text:style-name="T10">Considera-se boa pratica usar </text:span><text:span text:style-name="T11">o primeiro grupo de simbolos de igualdade (===, !==) </text:span><text:span text:style-name="T10">ao fazer comparações </text:span><text:span text:style-name="T11">pois será verificado o valor e o tipo, ao contrario do segundo grupo que verifica apenas o valor.</text:span></text:p>
      <text:p text:style-name="P54"/>
      <text:p text:style-name="P41"><text:span text:style-name="T1">Aprimoramento progressivo:</text:span><text:span text:style-name="T13"> </text:span><text:span text:style-name="T16">É sempre necessario criar uma alternativa para quando o javascript estiver desabilitado. Caso não tenha uma outra opção o site pode ser quebrado completamente. Por isso, um site deve ser projetado assumindo que o javascript esta habilitado e depois da finalização, deve-se começar o aprimoramento progressivo do layout.</text:span></text:p>
      <text:p text:style-name="P42"/>
      <text:p text:style-name="P42"><text:span text:style-name="T1">Javascript puro sempre pode ser mais rapido que uma biblioteca:</text:span> <text:span text:style-name="T17">Apesar de salvar tempo, uma biblioteca nunca será tão rapida quanto o javascript puro.</text:span></text:p>
      <text:p text:style-name="P42"/>
      <text:p text:style-name="P43"><text:span text:style-name="T2">C</text:span><text:span text:style-name="T3">ó</text:span><text:span text:style-name="T2">digos duplicados:</text:span><text:span text:style-name="T196"> É uma boa pratica evitar código duplicado. Esse tipo de codigo significa que existe mais de um lugar onde é necessario alterar algo se precisar mudar alguma logica, </text:span><text:span text:style-name="T197">ou seja, são duas ou mais coisas levemente diferentes, que possuem muito em comum, mas as diferenças forçam a existencia de duas ou mais funções que fazem muito das mesmas coisas. Remover codigo duplicado significa </text:span><text:span text:style-name="T125">criar uma abstração que seja capaz de lidar com este conjunto de coisas diferentes com apenas uma função, módulo </text:span><text:span text:style-name="T131">ou </text:span><text:span text:style-name="T125">classe.</text:span></text:p>
      <text:p text:style-name="P42"/>
      <text:p text:style-name="P57"><text:soft-page-break/><text:span text:style-name="T161">Evit</text:span><text:span text:style-name="T162">ar</text:span><text:span text:style-name="T161"> negações de condicionais:</text:span><text:span text:style-name="T166"> if(!condição</text:span><text:span text:style-name="T167">Verdadeira</text:span><text:span text:style-name="T166">) { } ← RUIM</text:span></text:p>
      <text:p text:style-name="P61"/>
      <text:p text:style-name="P59"><text:span text:style-name="T161">Evitar condicionais:</text:span><text:span text:style-name="T166"> Ao invés de usar condições é possível usar polimorfismo para realizar a mesma tarefa em diversos casos. Alem disso quando classes e funções tem declarações if quer dizer que elas estão fazendo mais de uma coisa.</text:span></text:p>
      <text:p text:style-name="P61"/>
      <text:p text:style-name="P44"><text:span text:style-name="T151">Não otimizar demais:</text:span><text:span text:style-name="T125"> Navegadores modernos fazem muitas otimizações por debaixo dos panos em tempo de execução, por isso muitas vezes é perca de tempo. Existe bons recursos para verificar onde falta otimização.</text:span></text:p>
      <text:p text:style-name="P63"/>
      <text:h text:style-name="P30" text:outline-level="2">Variaveis</text:h>
      <text:p text:style-name="P51"><text:span text:style-name="T7">Variaveis com nomes que revelam sua intenção:</text:span><text:span text:style-name="T180"> </text:span><text:span text:style-name="T181">É uma boa pratica </text:span><text:span text:style-name="T182">evitar</text:span><text:span text:style-name="T181"> declarar </text:span><text:span text:style-name="T132">variáveis com nomes confusos ou abreviados. </text:span><text:span text:style-name="T133">Ela tambem deve revelar o que vai armazenar </text:span><text:span text:style-name="T134">e ser explicativa</text:span><text:span text:style-name="T133">.</text:span></text:p>
      <text:p text:style-name="P64"/>
      <text:p text:style-name="P52"><text:span text:style-name="T159">Nomes pronunciaveis e passiveis de busca:</text:span><text:span text:style-name="T132"> </text:span><text:span text:style-name="T135">É necessario ser possível pronunciar a variavel e pesquisar por ela no codigo com facilidade. Adicionar siglas, diminutivos ou abreviações </text:span><text:span text:style-name="T136">só dificulta o codigo.</text:span></text:p>
      <text:p text:style-name="P65"/>
      <text:p text:style-name="P45"><text:span text:style-name="T156">U</text:span><text:span text:style-name="T157">sar “var”, “</text:span><text:span text:style-name="T156">let” ou “const</text:span><text:span text:style-name="T157">” para declarar variaveis:</text:span><text:span text:style-name="T136"> </text:span><text:span text:style-name="T143">Mesmo que criando sem elas ainda </text:span><text:span text:style-name="T136">funcionem, ainda sim as variaveis terão âmbito global, o que vai acumular espaço em memória desnecessario, e provavelmente, culmina-</text:span><text:span text:style-name="T143">rá </text:span><text:span text:style-name="T136">em erros nas camadas mais baixas do código. O problema mais comum com essas variaveis é o erro chamado “vazamento de variaveis globais”, </text:span><text:span text:style-name="T144">que basicamente possibilita acessar os valores d</text:span><text:span text:style-name="T145">e uma</text:span><text:span text:style-name="T144"> variavel fora do </text:span><text:span text:style-name="T146">e</text:span><text:span text:style-name="T144">scopo na qual ela foi criada. </text:span><text:span text:style-name="T145">O mesmo erro acontece nos loops for caso o prefixo de variavel </text:span><text:span text:style-name="T143">(var, let, const)</text:span><text:span text:style-name="T145"> não seja usado. </text:span><text:span text:style-name="T143">Por isso é fundamental usa-lo.</text:span></text:p>
      <text:p text:style-name="P67"/>
      <text:p text:style-name="P53"><text:soft-page-break/><text:span text:style-name="T159">Numeros ou strings magicas:</text:span><text:span text:style-name="T132"> É uma pratica ruim atribuir uma string ou numero direto no código fonte (hardcode), ou seja, não use numeros ou strings diretamente, é melhor declarar uma constante, colocar o valor nela e depois atribuir a constante no codigo fonte. Assim quando o valor for trocado na constante tudo que contem ela mudara também.</text:span></text:p>
      <text:p text:style-name="P66"/>
      <text:p text:style-name="P46"><text:span text:style-name="T151">Use virgulas para varias variaveis:</text:span><text:span text:style-name="T132"> Quando diversas variaveis estiverem no mesmo scopo </text:span><text:span text:style-name="T147">e </text:span><text:span text:style-name="T132">uma embaixo da outra, </text:span><text:span text:style-name="T147">é </text:span><text:span text:style-name="T132">melhor usar virgulas para separa-las ao invés de vários var, </text:span><text:span text:style-name="T147">let ou const.</text:span></text:p>
      <text:p text:style-name="P66"/>
      <text:p text:style-name="P5"><text:span text:style-name="Strong_20_Emphasis"><text:span text:style-name="T84">V</text:span></text:span><text:span text:style-name="Strong_20_Emphasis"><text:span text:style-name="T83">ocabulário para o mesmo tipo de dado:</text:span></text:span><text:span text:style-name="Strong_20_Emphasis"><text:span text:style-name="T86"> </text:span></text:span><text:span text:style-name="Strong_20_Emphasis"><text:span text:style-name="T50">Não tenha nomes variados para declarações que retornam o mesmo tipo de dado. É uma boa pratica se referir a um certo dado de forma igual em todo o decorrer do codigo.</text:span></text:span></text:p>
      <text:p text:style-name="P5"><text:span text:style-name="Strong_20_Emphasis"><text:span text:style-name="T50"/></text:span></text:p>
      <text:p text:style-name="P56">Declarar variaveis fora da instrução for: <text:span text:style-name="T14">Não declare variaveis dentro do for se elas não precisarem serem declaradas la, isso vai fazer o motor javascript trabalhar mais do que realmente precisa.</text:span></text:p>
      <text:p text:style-name="P55"/>
      <text:p text:style-name="P8"><text:span text:style-name="Strong_20_Emphasis"><text:span text:style-name="T172">R</text:span></text:span><text:span text:style-name="Strong_20_Emphasis"><text:span text:style-name="T171">eduzir variaveis globais:</text:span></text:span><text:span text:style-name="Strong_20_Emphasis"><text:span text:style-name="T173"> </text:span></text:span><text:span text:style-name="Strong_20_Emphasis"><text:span text:style-name="T174">Ao reduzir a quantidade de variaveis globais a um único nome, é reduzido tambem a chance de más interações com outras aplicações, widgets ou bibliotecas.</text:span></text:span></text:p>
      <text:p text:style-name="P8"><text:span text:style-name="Strong_20_Emphasis"><text:span text:style-name="T51"/></text:span></text:p>
      <text:h text:style-name="P33" text:outline-level="2"><text:span text:style-name="Strong_20_Emphasis"><text:span text:style-name="T188">Funções</text:span></text:span></text:h>
      <text:p text:style-name="P47"><text:span text:style-name="T1">Funções devem expressar uma ação:</text:span> Os nomes das funções devem expressar uma ação. Para isso, é uma boa pratica usar verbos no tempo verbal infinitivo, como buscaCliente, dadosProduto ou buscaPedido.</text:p>
      <text:p text:style-name="P48"/>
      <text:p text:style-name="P11"><text:span text:style-name="Strong_20_Emphasis"><text:span text:style-name="T48">Dois ou menos </text:span></text:span><text:span text:style-name="Strong_20_Emphasis"><text:span text:style-name="T42">parametros</text:span></text:span><text:span text:style-name="Strong_20_Emphasis"><text:span text:style-name="T48"> de funções</text:span></text:span><text:span text:style-name="Strong_20_Emphasis"><text:span text:style-name="T42">:</text:span></text:span><text:span text:style-name="Strong_20_Emphasis"><text:span text:style-name="T25"> </text:span></text:span><text:span text:style-name="Strong_20_Emphasis"><text:span text:style-name="T26">É necessario reduzir o numero de parametros/argumentos da função para dois ou menos. Caso não seja </text:span></text:span><text:soft-page-break/><text:span text:style-name="Strong_20_Emphasis"><text:span text:style-name="T26">possível, </text:span></text:span><text:span text:style-name="Strong_20_Emphasis"><text:span text:style-name="T36">a melhor opção</text:span></text:span><text:span text:style-name="Strong_20_Emphasis"><text:span text:style-name="T26"> é usar objetos </text:span></text:span><text:span text:style-name="Strong_20_Emphasis"><text:span text:style-name="T28">com destructuring</text:span></text:span><text:span text:style-name="Strong_20_Emphasis"><text:span text:style-name="T26">. Esse é </text:span></text:span><text:span text:style-name="Strong_20_Emphasis"><text:span text:style-name="T25">um conceito essencial para melhorar a clareza do codigo.</text:span></text:span></text:p>
      <text:p text:style-name="P48"/>
      <text:p text:style-name="P4"><text:span text:style-name="Strong_20_Emphasis"><text:span text:style-name="T85">Funções devem fazer apenas uma coisa</text:span></text:span><text:span text:style-name="T191">:</text:span><text:span text:style-name="T188"> </text:span><text:span text:style-name="T190">É um dos princípios mais importantes conhecido como acoplamento. Uma função idealmente deve realizar apenas uma tarefa, mesmo que seja o agrupamento de pequenas tarefas, elas não devem se misturar.</text:span></text:p>
      <text:p text:style-name="P49"/>
      <text:p text:style-name="P39"><text:span text:style-name="T6">O escopo “this” pode não ser o que você espera:</text:span><text:span text:style-name="T186"> </text:span><text:span text:style-name="T9">Quando uma função callback esta dentro de outra, o valor associado ao this (ou o contexto) muda. Para não errar a referencia do this é uma boa pratica guarda-lo em uma variavel local dentro da função principal e fora da função de callback, mas em todo caso o segredo é saber quem o this esta referenciado.</text:span></text:p>
      <text:p text:style-name="P48"/>
      <text:p text:style-name="P2"><text:span text:style-name="Strong_20_Emphasis"><text:span text:style-name="T43">Evitar e</text:span></text:span><text:span text:style-name="Strong_20_Emphasis"><text:span text:style-name="T41">feitos colaterais globais:</text:span></text:span><text:span text:style-name="Strong_20_Emphasis"><text:span text:style-name="T24"> Causar um efeito colateral em uma variável ou objeto global pode ser necessário em algumas situações, </text:span></text:span><text:span text:style-name="Strong_20_Emphasis"><text:span text:style-name="T27">mas isto pode ser uma grande fonte de problemas na aplicação. </text:span></text:span></text:p>
      <text:p text:style-name="P2"><text:span text:style-name="Strong_20_Emphasis"><text:span text:style-name="T27">Quando uma função altera uma variavel </text:span></text:span><text:span text:style-name="Strong_20_Emphasis"><text:span text:style-name="T37">que esta fora do seu escopo, o estado da variável que ele modifica não é controlado ou gerenciado totalmente pela função. Esse comportamento, nos impedi de testar a função adequadamente por não conhecer os p</text:span></text:span><text:span text:style-name="Strong_20_Emphasis"><text:span text:style-name="T38">arametros</text:span></text:span><text:span text:style-name="Strong_20_Emphasis"><text:span text:style-name="T37">.</text:span></text:span></text:p>
      <text:p text:style-name="P2"><text:span text:style-name="Strong_20_Emphasis"><text:span text:style-name="T37"/></text:span></text:p>
      <text:p text:style-name="P6"><text:span text:style-name="Strong_20_Emphasis"><text:span text:style-name="T171">Eval = Ruim:</text:span></text:span><text:span text:style-name="Strong_20_Emphasis"><text:span text:style-name="T176"> Eval é uma função que da acesso ao compilador do javascript, permitindo executar o resultado de uma cadeia de caracteres passando-a como parametro. </text:span></text:span><text:span text:style-name="Strong_20_Emphasis"><text:span text:style-name="T177">Fazendo isso a performance do script diminui substancialmente e gera um grande risco à segurança da aplicação, uma vez que da muito poder ao que foi passado como texto.</text:span></text:span></text:p>
      <text:p text:style-name="P6"><text:span text:style-name="Strong_20_Emphasis"><text:span text:style-name="T39"/></text:span></text:p>
      <text:p text:style-name="P7"><text:soft-page-break/><text:span text:style-name="Strong_20_Emphasis"><text:span text:style-name="T171">Função auto-executavel:</text:span></text:span><text:span text:style-name="Strong_20_Emphasis"><text:span text:style-name="T176"> As vezes é melhor criar uma função que é executada automaticamente quando a pagina é carregada, quando uma função pai é executada ou apartir de um gatilho.</text:span></text:span></text:p>
      <text:p text:style-name="P68"/>
      <text:p text:style-name="P58"><text:span text:style-name="T161">Programação funcional sobre programação imperativa:</text:span><text:span text:style-name="T166"> Favoreça programação funcional quando puder. Linguagens funcionais são mais limpas e faceis de testar.</text:span></text:p>
      <text:p text:style-name="P62"/>
      <text:h text:style-name="P30" text:outline-level="2">Objetos e estruturas de dados</text:h>
      <text:p text:style-name="P60"><text:span text:style-name="T165">Usar getters e setters:</text:span><text:span text:style-name="T169"> </text:span><text:span text:style-name="T166">Usar getters e setters para acessar dados em objetos é bem melhor </text:span><text:span text:style-name="T169">do </text:span><text:span text:style-name="T166">que simplesmente procurar por uma propriedade em um objeto</text:span><text:span text:style-name="T169">. </text:span></text:p>
      <text:p text:style-name="P3"><text:span text:style-name="T31">Q</text:span><text:span text:style-name="T29">uando é necessario fazer mais </text:span><text:span text:style-name="T31">do que</text:span><text:span text:style-name="T29"> pegar (get) a propriedade de um objeto, não é preciso procurar e mudar todos os acessores do código, </text:span><text:span text:style-name="T31">t</text:span><text:span text:style-name="T29">orna mais fácil fazer validação quando estiver dando um </text:span><text:span text:style-name="Source_20_Text"><text:span text:style-name="T30">set, </text:span></text:span><text:span text:style-name="Source_20_Text"><text:span text:style-name="T32">e</text:span></text:span><text:span text:style-name="Source_20_Text"><text:span text:style-name="T30">ncapsula a representação interna </text:span></text:span><text:span text:style-name="Source_20_Text"><text:span text:style-name="T32">e é Mais fácil de adicionar logs e tratamento de erros quando dando get and set.</text:span></text:span></text:p>
      <text:p text:style-name="P3"><text:span text:style-name="Source_20_Text"><text:span text:style-name="T32"/></text:span></text:p>
      <text:p text:style-name="P73"><text:span text:style-name="Source_20_Text"><text:span text:style-name="T47">Não use a instrução “with”: </text:span></text:span><text:span text:style-name="Source_20_Text"><text:span text:style-name="T115">A i</text:span></text:span><text:span text:style-name="Source_20_Text"><text:span text:style-name="T35">nstrução é usada para prover uma forma rapida de acessar objetos aninhados profundamente. Apesar de parecer uma boa ideia, ela se comporta muito mal ao adicionar novos membros. É melhor usar uma variavel ao invés disso.</text:span></text:span></text:p>
      <text:p text:style-name="P9"><text:span text:style-name="Source_20_Text"><text:span text:style-name="T160"/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31" text:outline-level="2"><text:soft-page-break/>SOLID</text:h>
      <text:h text:style-name="P20" text:outline-level="3"><text:span text:style-name="T1">Princípio da Responsabilidade Única (SRP): </text:span><text:span text:style-name="T199">Uma classe ou função deve ter apenas uma </text:span><text:span text:style-name="T200">funcionalidade</text:span><text:span text:style-name="T199">/responsabilidade. Nunca deve haver mais de um motivo para uma classe ter que mudar. Uma classe com muitas responsabilidades não é conceitualmente coesa e possui diversos motivos para mudança. </text:span><text:span text:style-name="T201">É desconhecido como a mudança de uma porção de funcionalidades de uma classe afetará outros modulos que dependem delas no codigo. Basicamente quer dizer que quanto menor as funcionalidades, menor serão as casualidades/riscos.</text:span></text:h>
      <text:p text:style-name="P12"/>
      <text:h text:style-name="P23" text:outline-level="3"><text:span text:style-name="T195">Princípio do Aberto/Fechado (OCP):</text:span><text:span text:style-name="T193"> </text:span><text:span text:style-name="T194">E</text:span><text:span text:style-name="T193">ntidades de software (classes, módulos, funções, etc.) devem se manter abertas para extensões, mas fechadas para modificações, ou seja, </text:span><text:span text:style-name="T192">deve permitir que usuários adicionem novas funcionalidades sem mudar código já existente.</text:span></text:h>
      <text:p text:style-name="P13"/>
      <text:h text:style-name="P24" text:outline-level="3"><text:span text:style-name="T151">Princípio de Substituição de Liskov (LSP):</text:span><text:span text:style-name="T125"> </text:span><text:span text:style-name="T137">Uma classe </text:span><text:span text:style-name="T138">pai</text:span><text:span text:style-name="T137"> e uma classe filha podem ser usadas indistintamente sem ter resultados incorretos.</text:span></text:h>
      <text:p text:style-name="P16"/>
      <text:h text:style-name="P22" text:outline-level="3"><text:span text:style-name="T8">Princípio da Segregação de Interface (ISP):</text:span><text:span text:style-name="T183"> Clientes não devem ser forçados a depender de interfaces que eles não usam. Não é preciso requisitar uma grande quantidade de opções se na maioria das vezes não será necessario todas elas, é melhor torna-las opcionais.</text:span></text:h>
      <text:p text:style-name="P19"/>
      <text:p text:style-name="P19"/>
      <text:p text:style-name="P19"/>
      <text:p text:style-name="P19"/>
      <text:h text:style-name="P28" text:outline-level="3"><text:soft-page-break/><text:span text:style-name="T82">Princípio da Inversão de Dependência (DIP):</text:span><text:span text:style-name="T71"> </text:span><text:span text:style-name="T70">Módulos de alto nível não devem depender de módulos de baixo nível. Ambos devem depender de abstrações. </text:span><text:span text:style-name="T72">Abstrações não devem depender de detalhes. Detalhes devem depender de abstrações.</text:span></text:h>
      <text:p text:style-name="P17"/>
      <text:h text:style-name="P34" text:outline-level="2"><text:span text:style-name="T183">T</text:span><text:span text:style-name="T179">estes</text:span></text:h>
      <text:p text:style-name="P14">Testes são mais importantes que entregas, <text:span text:style-name="T202">para faze-los é necessario </text:span><text:span text:style-name="T197">ter um ótimo framework </text:span><text:span text:style-name="T202">(</text:span><text:span text:style-name="T197">de teste</text:span><text:span text:style-name="T202">s). Com isso, </text:span><text:span text:style-name="T197">cada nova funcionalidade/módulo que você introduzir </text:span><text:span text:style-name="T202">deve ser testada</text:span><text:span text:style-name="T197">.</text:span></text:p>
      <text:p text:style-name="P14"/>
      <text:h text:style-name="P32" text:outline-level="2"><text:span text:style-name="Strong_20_Emphasis"><text:span text:style-name="T188">Concorrência</text:span></text:span></text:h>
      <text:h text:style-name="P25" text:outline-level="3"><text:span text:style-name="T152">Us</text:span><text:span text:style-name="T154">ar</text:span><text:span text:style-name="T152"> Promessas, não callbacks:</text:span><text:span text:style-name="T137"> Callbacks não são limpos, e eles causam uma quantidade excessiva de aninhamentos.</text:span></text:h>
      <text:p text:style-name="P16"/>
      <text:h text:style-name="P26" text:outline-level="3"><text:span text:style-name="T153">Async/Await são ainda mais limpas que Promessas:</text:span><text:span text:style-name="T131"> </text:span><text:span text:style-name="T125">Promessas são uma alternativa bem mais limpa que callbacks, mas</text:span><text:span text:style-name="T131"> </text:span><text:span text:style-name="T140">async await oferece uma solução ainda mais limpa.</text:span></text:h>
      <text:p text:style-name="P18"/>
      <text:h text:style-name="P35" text:outline-level="2">Formatação</text:h>
      <text:h text:style-name="P26" text:outline-level="3"><text:span text:style-name="T155">C</text:span><text:span text:style-name="T153">apitalização consistente: </text:span><text:span text:style-name="T125">JavaScript não é uma linguagem tipada, então a capitalização diz muito sobre </text:span><text:span text:style-name="T139">as</text:span><text:span text:style-name="T125"> variáveis, funções, etc.</text:span><text:span text:style-name="T131"> </text:span><text:span text:style-name="T141">Por isso </text:span><text:span text:style-name="T139">é importante</text:span><text:span text:style-name="T141"> consistencia.</text:span></text:h>
      <text:p text:style-name="P62"/>
      <text:h text:style-name="P26" text:outline-level="3"><text:soft-page-break/><text:span text:style-name="T153">Funções e chamadas de funções devem estar próximas:</text:span><text:span text:style-name="T131"> Se uma função chamar outra, </text:span><text:span text:style-name="T139">é uma boa pratica manter</text:span><text:span text:style-name="T131"> estas funções verticalmente próximas no arquivo fonte. Em um cenário ideal, manter a chamada logo acima da função</text:span><text:span text:style-name="T142">, </text:span><text:span text:style-name="T141">já que o codigo é lido de cima pra baixo.</text:span></text:h>
      <text:p text:style-name="P69"/>
      <text:h text:style-name="P32" text:outline-level="2"><text:span text:style-name="Strong_20_Emphasis"><text:span text:style-name="T12">Comentários</text:span></text:span></text:h>
      <text:h text:style-name="P1" text:outline-level="3"><text:span text:style-name="T44">C</text:span><text:span text:style-name="T45">oment</text:span><text:span text:style-name="T49">ar</text:span><text:span text:style-name="T45"> coisas que tenham complexidade de lógica de negócio:</text:span><text:span text:style-name="T31"> </text:span><text:span text:style-name="T24">Comentários são uma desculpa, não um requisito. Um bom código documenta-se, </text:span><text:span text:style-name="Emphasis"><text:span text:style-name="T24">a maior parte</text:span></text:span><text:span text:style-name="T24">, por si só.</text:span></text:h>
      <text:p text:style-name="P69"/>
      <text:h text:style-name="P21" text:outline-level="3"><text:span text:style-name="T4">Não deix</text:span><text:span text:style-name="T5">ar</text:span><text:span text:style-name="T4"> código comentado na sua base de código:</text:span><text:span text:style-name="T198"> </text:span>Controle de versão existe por uma razão. Deixar códigos velhos no seu histórico.</text:h>
      <text:p text:style-name="P15"/>
      <text:p text:style-name="P71">Comente seu codigo:<text:span text:style-name="T13"> </text:span><text:span text:style-name="T15">Pode parecer desnecessario, mas é vital ter um codigo bem comentado. Quando o codigo é revisitado depois de um tempo, é necessario saber a linha de pensamento de quem o criou naquela hora.</text:span></text:p>
      <text:p text:style-name="P69"/>
      <text:h text:style-name="P1" text:outline-level="3"><text:span text:style-name="T45">Não coment</text:span><text:span text:style-name="T46">ar</text:span><text:span text:style-name="T45"> registro de alterações:</text:span><text:span text:style-name="T31"> </text:span><text:span text:style-name="T40">Por isso é utilizado </text:span><text:span text:style-name="T24">controle de versão. Não tem necessidade em deixar códigos inutlizados, códigos comentados e especialmente registros de alterações. </text:span><text:span text:style-name="T34">É melhor utilizar</text:span><text:span text:style-name="T24"> </text:span><text:span text:style-name="Source_20_Text"><text:span text:style-name="T33">git log </text:span></text:span><text:span text:style-name="T24">para pegar o histórico.</text:span></text:h>
      <text:p text:style-name="P15"/>
      <text:h text:style-name="P27" text:outline-level="3"><text:span text:style-name="T163">Evit</text:span><text:span text:style-name="T164">ar</text:span><text:span text:style-name="T163"> marcadores de posição:</text:span><text:span text:style-name="T168"> </text:span><text:span text:style-name="T166">Eles geralmente criam ruídos. </text:span><text:span text:style-name="T170">É melhor deixar</text:span><text:span text:style-name="T166"> que as funções e nomes de variáveis em conjunto com a devida identação e formatação deem a estrutura visual para o seu código.</text:span></text:h>
      <text:p text:style-name="P15"/>
      <text:h text:style-name="P36" text:outline-level="2"><text:soft-page-break/>Links</text:h>
      <text:p text:style-name="P10"><text:a xlink:type="simple" xlink:href="https://github.com/felipe-augusto/clean-code-javascript" text:style-name="Internet_20_link" text:visited-style-name="Visited_20_Internet_20_Link"><text:span text:style-name="T178">https://github.com/felipe-augusto/clean-code-javascript</text:span></text:a></text:p>
      <text:p text:style-name="P70"/>
      <text:p text:style-name="P10"><text:a xlink:type="simple" xlink:href="https://www.devmedia.com.br/boas-praticas-de-programacao-em-javascript/34215" text:style-name="Internet_20_link" text:visited-style-name="Visited_20_Internet_20_Link"><text:span text:style-name="T178">https://www.devmedia.com.br/boas-praticas-de-programacao-em-javascript/34215</text:span></text:a></text:p>
      <text:p text:style-name="P70"/>
      <text:p text:style-name="P10"><text:a xlink:type="simple" xlink:href="https://code.tutsplus.com/pt/tutorials/24-javascript-best-practices-for-beginners--net-5399" text:style-name="Internet_20_link" text:visited-style-name="Visited_20_Internet_20_Link"><text:span text:style-name="T178">https://code.tutsplus.com/pt/tutorials/24-javascript-best-practices-for-beginners--net-5399</text:span></text:a><text:span text:style-name="T178"> </text:span></text:p>
      <text:p text:style-name="P70"/>
      <text:p text:style-name="P10"><text:a xlink:type="simple" xlink:href="https://danieldcs.com/clean-code-com-javascript/" text:style-name="Internet_20_link" text:visited-style-name="Visited_20_Internet_20_Link"><text:span text:style-name="T178">https://danieldcs.com/clean-code-com-javascript/</text:span></text:a><text:span text:style-name="T178"> </text:span>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0:41:41.202300361</meta:creation-date>
    <dc:date>2023-06-18T03:23:36.725601543</dc:date>
    <meta:editing-duration>PT3H55M5S</meta:editing-duration>
    <meta:editing-cycles>21</meta:editing-cycles>
    <meta:generator>LibreOffice/7.0.4.2$Linux_X86_64 LibreOffice_project/00$Build-2</meta:generator>
    <meta:document-statistic meta:table-count="0" meta:image-count="0" meta:object-count="0" meta:page-count="9" meta:paragraph-count="57" meta:word-count="1649" meta:character-count="10571" meta:non-whitespace-character-count="8976"/>
  </office:meta>
</office:document-meta>
</file>